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KR" svg:font-family="'Noto Sans CJK KR'" style:font-family-generic="system" style:font-pitch="variable"/>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9.10000038146973pt" officeooo:rsid="001f7870" officeooo:paragraph-rsid="001f7870" style:font-size-asian="8pt" style:font-size-complex="9.10000038146973pt"/>
    </style:style>
    <style:style style:name="P2" style:family="paragraph" style:parent-style-name="Standard">
      <style:text-properties fo:font-size="9.10000038146973pt" officeooo:rsid="001f7870" officeooo:paragraph-rsid="0020d319" style:font-size-asian="8pt" style:font-size-complex="9.10000038146973pt"/>
    </style:style>
    <style:style style:name="P3" style:family="paragraph" style:parent-style-name="Standard">
      <style:text-properties fo:font-size="9.10000038146973pt" officeooo:rsid="001f7870" officeooo:paragraph-rsid="00216620" style:font-size-asian="8pt" style:font-size-complex="9.10000038146973pt"/>
    </style:style>
    <style:style style:name="P4" style:family="paragraph" style:parent-style-name="Standard">
      <style:text-properties fo:font-size="9.10000038146973pt" officeooo:rsid="001f7870" officeooo:paragraph-rsid="00240ad8" style:font-size-asian="8pt" style:font-size-complex="9.10000038146973pt"/>
    </style:style>
    <style:style style:name="P5" style:family="paragraph" style:parent-style-name="Standard">
      <style:text-properties fo:font-size="9.10000038146973pt" officeooo:rsid="001f7870" officeooo:paragraph-rsid="0024ebde" style:font-size-asian="8pt" style:font-size-complex="9.10000038146973pt"/>
    </style:style>
    <style:style style:name="P6" style:family="paragraph" style:parent-style-name="Standard">
      <style:text-properties fo:font-size="9.10000038146973pt" officeooo:rsid="0024ebde" officeooo:paragraph-rsid="0024ebde" style:font-size-asian="8pt" style:font-size-complex="9.10000038146973pt"/>
    </style:style>
    <style:style style:name="P7" style:family="paragraph" style:parent-style-name="Standard">
      <style:text-properties fo:font-size="9.10000038146973pt" officeooo:rsid="0024ebde" officeooo:paragraph-rsid="002d74d0" style:font-size-asian="8pt" style:font-size-complex="9.10000038146973pt"/>
    </style:style>
    <style:style style:name="P8" style:family="paragraph" style:parent-style-name="Standard">
      <style:text-properties fo:font-size="9.10000038146973pt" officeooo:rsid="0025c576" officeooo:paragraph-rsid="0025c576" style:font-size-asian="8pt" style:font-size-complex="9.10000038146973pt"/>
    </style:style>
    <style:style style:name="P9" style:family="paragraph" style:parent-style-name="Standard">
      <style:text-properties fo:font-size="9.10000038146973pt" officeooo:rsid="002d74d0" officeooo:paragraph-rsid="002d74d0" style:font-size-asian="8pt" style:font-size-complex="9.10000038146973pt"/>
    </style:style>
    <style:style style:name="P10" style:family="paragraph" style:parent-style-name="Standard">
      <style:text-properties fo:font-size="9.10000038146973pt" officeooo:rsid="002d74d0" officeooo:paragraph-rsid="0024ebde" style:font-size-asian="8pt" style:font-size-complex="9.10000038146973pt"/>
    </style:style>
    <style:style style:name="P11" style:family="paragraph" style:parent-style-name="Standard">
      <style:text-properties fo:font-size="9.10000038146973pt" officeooo:rsid="00262abc" officeooo:paragraph-rsid="003cda41" style:font-size-asian="8pt" style:font-size-complex="9.10000038146973pt"/>
    </style:style>
    <style:style style:name="P12" style:family="paragraph" style:parent-style-name="Standard" style:list-style-name="L1">
      <style:text-properties fo:font-size="9.10000038146973pt" officeooo:rsid="0024ebde" officeooo:paragraph-rsid="003cda41" style:font-size-asian="8pt" style:font-size-complex="9.10000038146973pt"/>
    </style:style>
    <style:style style:name="P13" style:family="paragraph" style:parent-style-name="Standard" style:list-style-name="L3">
      <style:text-properties fo:font-size="9.10000038146973pt" officeooo:rsid="0024ebde" officeooo:paragraph-rsid="002bef95" style:font-size-asian="8pt" style:font-size-complex="9.10000038146973pt"/>
    </style:style>
    <style:style style:name="P14" style:family="paragraph" style:parent-style-name="Standard" style:list-style-name="L4">
      <style:text-properties fo:font-size="9.10000038146973pt" officeooo:rsid="0024ebde" officeooo:paragraph-rsid="002bef95" style:font-size-asian="8pt" style:font-size-complex="9.10000038146973pt"/>
    </style:style>
    <style:style style:name="P15" style:family="paragraph" style:parent-style-name="Standard" style:list-style-name="L5">
      <style:text-properties fo:font-size="9.10000038146973pt" officeooo:rsid="0024ebde" officeooo:paragraph-rsid="002d74d0" style:font-size-asian="8pt" style:font-size-complex="9.10000038146973pt"/>
    </style:style>
    <style:style style:name="P16" style:family="paragraph" style:parent-style-name="Standard" style:list-style-name="L7">
      <style:text-properties fo:font-size="9.10000038146973pt" officeooo:rsid="0024ebde" officeooo:paragraph-rsid="002d74d0" style:font-size-asian="8pt" style:font-size-complex="9.10000038146973pt"/>
    </style:style>
    <style:style style:name="P17" style:family="paragraph" style:parent-style-name="Standard" style:list-style-name="L7">
      <style:text-properties fo:font-size="9.10000038146973pt" officeooo:rsid="0024ebde" officeooo:paragraph-rsid="002d877a" style:font-size-asian="8pt" style:font-size-complex="9.10000038146973pt"/>
    </style:style>
    <style:style style:name="P18" style:family="paragraph" style:parent-style-name="Standard" style:list-style-name="L8">
      <style:text-properties fo:font-size="9.10000038146973pt" officeooo:rsid="0024ebde" officeooo:paragraph-rsid="0031b955" style:font-size-asian="8pt" style:font-size-complex="9.10000038146973pt"/>
    </style:style>
    <style:style style:name="P19" style:family="paragraph" style:parent-style-name="Standard" style:list-style-name="L2">
      <style:text-properties fo:font-size="9.10000038146973pt" officeooo:rsid="00262abc" officeooo:paragraph-rsid="003cda41" style:font-size-asian="8pt" style:font-size-complex="9.10000038146973pt"/>
    </style:style>
    <style:style style:name="P20" style:family="paragraph" style:parent-style-name="Standard" style:list-style-name="L7">
      <style:text-properties fo:font-size="9.10000038146973pt" officeooo:rsid="00262abc" officeooo:paragraph-rsid="002d74d0" style:font-size-asian="8pt" style:font-size-complex="9.10000038146973pt"/>
    </style:style>
    <style:style style:name="P21" style:family="paragraph" style:parent-style-name="Standard" style:list-style-name="L8">
      <style:text-properties fo:font-size="9.10000038146973pt" officeooo:rsid="00262abc" officeooo:paragraph-rsid="002d900d" style:font-size-asian="8pt" style:font-size-complex="9.10000038146973pt"/>
    </style:style>
    <style:style style:name="P22" style:family="paragraph" style:parent-style-name="Standard" style:list-style-name="L8">
      <style:text-properties fo:font-size="9.10000038146973pt" officeooo:rsid="00262abc" officeooo:paragraph-rsid="0031b955" style:font-size-asian="8pt" style:font-size-complex="9.10000038146973pt"/>
    </style:style>
    <style:style style:name="P23" style:family="paragraph" style:parent-style-name="Standard" style:list-style-name="L8">
      <style:text-properties fo:font-size="9.10000038146973pt" officeooo:rsid="00262abc" officeooo:paragraph-rsid="0034f856" style:font-size-asian="8pt" style:font-size-complex="9.10000038146973pt"/>
    </style:style>
    <style:style style:name="P24" style:family="paragraph" style:parent-style-name="Standard" style:list-style-name="L8">
      <style:text-properties fo:font-size="9.10000038146973pt" officeooo:rsid="00262abc" officeooo:paragraph-rsid="002fe89d" style:font-size-asian="8pt" style:font-size-complex="9.10000038146973pt"/>
    </style:style>
    <style:style style:name="P25" style:family="paragraph" style:parent-style-name="Standard" style:list-style-name="L6">
      <style:text-properties fo:font-size="9.10000038146973pt" officeooo:rsid="002d74d0" officeooo:paragraph-rsid="002d74d0" style:font-size-asian="8pt" style:font-size-complex="9.10000038146973pt"/>
    </style:style>
    <style:style style:name="P26" style:family="paragraph" style:parent-style-name="Standard" style:list-style-name="L4">
      <style:text-properties officeooo:paragraph-rsid="002bef95"/>
    </style:style>
    <style:style style:name="T1" style:family="text">
      <style:text-properties officeooo:rsid="001f7870"/>
    </style:style>
    <style:style style:name="T2" style:family="text">
      <style:text-properties officeooo:rsid="0020d319"/>
    </style:style>
    <style:style style:name="T3" style:family="text">
      <style:text-properties officeooo:rsid="00216620"/>
    </style:style>
    <style:style style:name="T4" style:family="text">
      <style:text-properties officeooo:rsid="00240ad8"/>
    </style:style>
    <style:style style:name="T5" style:family="text">
      <style:text-properties fo:background-color="#000000" loext:char-shading-value="0"/>
    </style:style>
    <style:style style:name="T6" style:family="text">
      <style:text-properties officeooo:rsid="0024ebde"/>
    </style:style>
    <style:style style:name="T7" style:family="text">
      <style:text-properties officeooo:rsid="00262abc"/>
    </style:style>
    <style:style style:name="T8" style:family="text">
      <style:text-properties officeooo:rsid="0028a1cb"/>
    </style:style>
    <style:style style:name="T9" style:family="text">
      <style:text-properties officeooo:rsid="002bef95"/>
    </style:style>
    <style:style style:name="T10" style:family="text">
      <style:text-properties fo:font-size="9.10000038146973pt" officeooo:rsid="0024ebde" style:font-size-asian="8pt" style:font-size-complex="9.10000038146973pt"/>
    </style:style>
    <style:style style:name="T11" style:family="text">
      <style:text-properties fo:font-size="9.10000038146973pt" officeooo:rsid="002bef95" style:font-size-asian="8pt" style:font-size-complex="9.10000038146973pt"/>
    </style:style>
    <style:style style:name="T12" style:family="text">
      <style:text-properties officeooo:rsid="003e61c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목차</text:p>
      <text:p text:style-name="P1"/>
      <text:p text:style-name="P1"><text:span text:style-name="T6">1. </text:span>초록</text:p>
      <text:p text:style-name="P1"><text:span text:style-name="T6">2. </text:span>리그 오브 레전드에 대한 소개</text:p>
      <text:p text:style-name="P1"><text:span text:style-name="T6">3. </text:span>사용자들에 퍼져있는 대중적인 인식</text:p>
      <text:p text:style-name="P1"><text:span text:style-name="T6">4. </text:span>가설 수립 및 데이터 수집, 가공 과정</text:p>
      <text:p text:style-name="P1"><text:span text:style-name="T6">5. </text:span>실제 게임 데이터를 기반으로 한 통계 분석</text:p>
      <text:p text:style-name="P1"><text:span text:style-name="T6">6. </text:span>결론</text:p>
      <text:p text:style-name="P1"><text:span text:style-name="T6">7. </text:span>한계</text:p>
      <text:p text:style-name="P1"><text:span text:style-name="T6">8. </text:span>참고자료</text:p>
      <text:p text:style-name="P1"><text:span text:style-name="T6">9. </text:span>참여인원</text:p>
      <text:p text:style-name="P1"/>
      <text:p text:style-name="P8">1. 초록</text:p>
      <text:p text:style-name="P8"/>
      <text:p text:style-name="P8"><text:tab/>한국을 포함해 전세계에서 많은 사람들에게 사랑을 받고 플레이하는 온라인 팀 대전 게임 리그 오브 레전드에서 <text:s/>유저들에게 실력 향상을 위한 방법으로 추천되는 방법에 대해 Riot에서 제공되는 정보를 바탕으로 통계를 내고 분석하여 이 방법들이 실제로 효과가 있는지 확인해본다.</text:p>
      <text:p text:style-name="P1"/>
      <text:p text:style-name="P1"><text:span text:style-name="T6">2. </text:span>리그 오브 레전드에 대한 소개</text:p>
      <text:p text:style-name="P1"/>
      <text:p text:style-name="P2"><text:tab/>리그 오브 레전드(League of Legends, 이하 ‘롤’)은 RPG(Role Playing Game)과 RTS(Real Time Simulation)가 합쳐진 AOS장르의 게임이다. AOS는 명확한 장르의 명칭은 아니며, 스타크래프트의 유즈맵 Aeon of Strife에서 유래됐다. 2009년 서비스가 시작되었으며, 국내는 201년 12월부터 서비스를 시작했다. 롤은 소환사의 협곡이라는 맵에서 10명의 유저가 5v5로 팀을 나누고 각기 다른 캐릭터(이하 ‘챔피언’)를 사용하여 실시간 대전하여 상대방의 건물을 부수는 공성 게임이다. 유저들은 게임의 승패를 통해 등급(이하 ‘티어’)를 나누고 티어는 아이언, 브론즈, 실버, 골드, 플래티넘, 에메랄드, 다이아몬드, 마스터, 그랜드마스터, 챌린저 순으로 높아진다. <text:span text:style-name="T2">유저들은 탑, 정글, 미드, 원딜, 서폿 5개의 역할로 나누어 팀에 필요한 역할을 수행한다. </text:span>게임 내에서는 다양한 환경이 주어지며 미니언으로 불리는 조그마한 몬스터가 있고 적 미니언 처치시 재화<text:span text:style-name="T2">(이하 ‘골드’)</text:span>를 소량 지급하며 공성포탑(이하 ‘타워’<text:span text:style-name="T2">)는 적의 진입을 방어한다. 중립 몬스터(정글 몬스터, 용, 내셔 남작 등 이하 ‘오브젝트’)도 맵 곳곳에 위치해 있으며 처치시 특별한 효과를 준다. 골드를 통해 다양한 아이템을 구매할 수도 있으며, 보이지 않는 곳을 볼 수 있게 하는 와드가 있다. </text:span></text:p>
      <text:p text:style-name="P1"/>
      <text:p text:style-name="P1"><text:span text:style-name="T6">3. </text:span>사용자들에게 퍼져있는 대중적인 인식</text:p>
      <text:p text:style-name="P1"/>
      <text:p text:style-name="P2"><text:tab/>대전 게임을 플레이하는 유저들은 본인의 실력 향상을 원하며, 게임 실력 향상을 위해 여타 스포츠와 똑같이 잘하는 사람의 플레이를 참고하고 조언을 구하며 실력 향상을 위해 연습한다. 그 중에 일반적으로 퍼져있는 실력 향상을 위한 방법으로는 미니언 처치 수를 늘려 획득하는 골드의 양을 늘리고 좋은 아이템을 구해 상대방과의 격차를 늘려라, 성능이 좋은 챔피언을 사용해서 상대방을 이겨라, 와드를 구매해서 적의 공격을 예상하고 회피해서 이득을 봐라, 챔피언의 숙련도를 올려 더욱 효율적으로 사용하라, 오브젝트를 사수하여 특별한 효과를 얻어라 등이 있다.</text:p>
      <text:p text:style-name="P2"/>
      <text:p text:style-name="P2"><text:span text:style-name="T6">4. </text:span>가설 수립 및 데이터 수집, 가공 과정</text:p>
      <text:p text:style-name="P2"/>
      <text:p text:style-name="P4"><text:tab/>대중적으로 퍼져있는 게임 실력 향상을 위한 방법들이 실제로 효과를 갖고있는지 확인해본다. 게임 정보를 가져오기 위해 <text:span text:style-name="T2">Riot에서 제공하는 Open API를 활용해서 유저들의 계정 정보</text:span><text:span text:style-name="T3">와 실제 게임 결과를 수집한다. </text:span><text:span text:style-name="T4">Riot Open API에서 일반 개발자에게 제공하는 데이터에는 한계가 있어 모든 데이터를 가져올 순 없었으며, 제공되는 속도도 제한되어 있다. 따라서 </text:span><text:span text:style-name="T3">데이터 수집 대상은 마스터 티어를 기준으로 한다. 마스터 티어에는 약 </text:span><text:span text:style-name="T4">15,000명의 플레이어가 있으며 더 명확한 분석을 위해 마스터 티어를 상위 구간과 하위 구간으로 나누었으며 각 </text:span><text:span text:style-name="T12">2</text:span><text:span text:style-name="T8">00명씩 수집했다. </text:span><text:span text:style-name="T4">수집한 유저 데이터로 유저당 </text:span><text:span text:style-name="T8">100개의</text:span><text:span text:style-name="T4"> 게임 플레이 결과와 챔피언 숙련도 정보를 수집했으며, 게임 플레이 결과는 게임 내 정보(처치, 죽음, 와드 구매, 와드 설치, 골드 획득, 오브젝트 처치 등)을 포함하고 있고 유저 데이터는 유저 이름, 사용한 챔피언, 유저의 챔피언 별 숙련도가 포함되어 있다. 유저의 정보는 puuid로 호출되는데 Riot에서 제공되는 Key에 따라 암호화된 puuid를 갖고 있어 다른 사람이 수집한 정보를 사용할 순 없었다. 따라서 게임 플레이 결과와 챔피언 숙련도 데이터는 유저의 이름으로 두 데이터를 병합하여 사용했다.</text:span></text:p>
      <text:p text:style-name="P4"><text:tab/><text:span text:style-name="T5">이후 추가적인 데이터 처리 과정 서술</text:span></text:p>
      <text:p text:style-name="P5"/>
      <text:p text:style-name="P5"/>
      <text:p text:style-name="P5"/>
      <text:p text:style-name="P5"/>
      <text:p text:style-name="P5"/>
      <text:p text:style-name="P6"><text:soft-page-break/>5. <text:span text:style-name="T1">실제 게임 데이터를 기반으</text:span><text:span text:style-name="T3">로 한 데이터 분석</text:span></text:p>
      <text:p text:style-name="P10"/>
      <text:list xml:id="list402996012" text:style-name="L1">
        <text:list-item>
          <text:p text:style-name="P12">오브젝트 첫 처치는 승률에 어떠한 영향을 끼치는가, 첫 킬과 타워, 바론, 용 스택, 장로용을 중심으로 분석</text:p>
          <text:p text:style-name="P12"/>
          <text:list>
            <text:list-header>
              <text:p text:style-name="P12">해석 : 승리한 팀과 패배한 팀에 대한 첫 오브젝트 처치 비율이다.</text:p>
              <text:p text:style-name="P12">분석 : 승리한 팀은 티어에 관계 없이 첫 타워, 첫 용, 첫 바론 처치 모든 부분에서 패배한 팀보다 월등히 앞서있다. </text:p>
              <text:p text:style-name="P12">결론 : 상관관계는 있으나, 인과관계 파악이 어렵다. 유리하기 때문에 첫 처치를 할 수 있었는지, 처치를 했기 때문에 유리한지 파악은 어렵다. 그러나 오브젝트를 처치하는 것은 승리에 도움이 된다.</text:p>
              <text:p text:style-name="P12"/>
            </text:list-header>
          </text:list>
        </text:list-item>
      </text:list>
      <text:list xml:id="list539814753" text:style-name="L2">
        <text:list-item>
          <text:p text:style-name="P19">KDA가 게임 승률에 유의미한 영향을 끼치는가</text:p>
        </text:list-item>
        <text:list-item>
          <text:p text:style-name="P19">데스 수에 따른 승률 까지</text:p>
        </text:list-item>
      </text:list>
      <text:p text:style-name="P11"/>
      <text:list xml:id="list3298418636" text:style-name="L3">
        <text:list-item>
          <text:p text:style-name="P13">핑으로 소통하는 것이 승률에 영향을 끼치는가 <text:span text:style-name="T7">(부제 : 라이엇 공식 팁으로 핑 소통은 승률을 향상하는데 도움이 된다.)</text:span></text:p>
          <text:p text:style-name="P13"/>
        </text:list-item>
      </text:list>
      <text:list xml:id="list3552806672" text:style-name="L4">
        <text:list-header>
          <text:p text:style-name="P26"><text:span text:style-name="T10">해석 : 그래프는 팀원이 사용한 핑 횟수의 제곱근을 </text:span><text:span text:style-name="T11">2단위로 반올림하여 사용했다.</text:span></text:p>
          <text:p text:style-name="P14">분석 : 그래프는 우상향을 그리고 있으며, 팀원들이 사용한 핑 횟수가 <text:span text:style-name="T9">100인 지점에서 50%를 찍는다. 그러나 25와 30 사이의 구간에서 50%선을 뚫는데 이것은 소위 말하는 ‘트롤링’으로 팀의 불화를 일으키기 위해 핑을 찍는 행동으로 보인다.</text:span></text:p>
          <text:p text:style-name="P14">결론 : 팀의 승리를 위해서라면 핑을 이용한 소통은 실제로 게임 승리에 도움이 된다.</text:p>
          <text:p text:style-name="P14"/>
        </text:list-header>
      </text:list>
      <text:list xml:id="list3679596476" text:style-name="L5">
        <text:list-item>
          <text:p text:style-name="P15">유저의 구매, 설치한 와드 횟수는 실제로 승률에 영향을 끼치는가</text:p>
          <text:p text:style-name="P15"/>
        </text:list-item>
      </text:list>
      <text:list xml:id="list1404099986" text:style-name="L6">
        <text:list-header>
          <text:p text:style-name="P25">해석 : 그래프는 승리, 패배한 팀이 게임에서 설치한 와드 갯수로 전체 <text:s/>평균과 상, 하위 구간에 대한 평균이다. </text:p>
          <text:p text:style-name="P25">분석 : 이긴 팀은 패배한 팀 보다 평균적으로 많은 와드를 설치했으며, 상위 티어에서는 하위 티어보다 설치한 와드 갯수가 근소하게 더 많았으며</text:p>
          <text:p text:style-name="P25">결론 : 와드를 설치하는 것은 승리에 도움이 된다고 할 수 있다.</text:p>
        </text:list-header>
      </text:list>
      <text:p text:style-name="P9"/>
      <text:list xml:id="list3303432817" text:style-name="L7">
        <text:list-item>
          <text:p text:style-name="P20">추가 분석 : 시야점수를 통한 승률</text:p>
          <text:p text:style-name="P16"/>
          <text:list>
            <text:list-header>
              <text:p text:style-name="P16">해석 : 그래프는 승리와 패배 팀에 대한 시야점수 분석이다.</text:p>
              <text:p text:style-name="P16">분석 : 이긴 팀은 패배한 팀 보다 더 높은 시야 점수를 기록했으며, 상위 티어에서는 시야점수 격차가 더 좁았다.</text:p>
              <text:p text:style-name="P16">결론 : 시야점수는 승리에 영향을 준다고 할 수 있다.</text:p>
              <text:p text:style-name="P17">한계 : 상관관계는 있으나, 인과관계는 알 수 없다. 시야 점수가 높았기 때문에 승리를 한 것인지, 유리한 팀에서 더 높은 장악력을 가지고 있기 때문에 시야 점수가 높은 것인지는 알 수 없다.</text:p>
            </text:list-header>
          </text:list>
        </text:list-item>
      </text:list>
      <text:list xml:id="list2009787857" text:style-name="L8">
        <text:list-header>
          <text:p text:style-name="P21"/>
        </text:list-header>
        <text:list-item>
          <text:p text:style-name="P18">팀원의 챔피언 구성에 따라 게임의 승패에 영향을 끼치는가 → 탱 딜 힐 밸런스가 승률에 미치는 영향</text:p>
          <text:list>
            <text:list-header>
              <text:p text:style-name="P22"/>
              <text:p text:style-name="P22">해석 : 팀이 선택한 역할군의 수에 따라 히트맵으로 나눈 것이다.</text:p>
              <text:p text:style-name="P23">분석 : 탱커와 메이지, 서포터만으로 팀을 구성하는 것은 패배에 엄청난 영향을 끼친다. 극단적인 팀 조합을 구성하는 것은 원딜이 아닌 이상 매우 안좋다. 전사는 팀에 많을수록 승률이 떨어진다. 암살자는 팀에 셋 있을 때 가장 좋다. 하나 있는 것은 오히려 안좋다. 없거나 적당히 많아야한다. 메이지는 하나 이상 있는 것이 좋다. 대부분 원거리 딜러를 하는 것보다는 극단적인 경우가 좋다. 팀 내 서포터는 많을 수록 좋다.</text:p>
              <text:p text:style-name="P23">한계 : 각 역할의 수에 따른 결과이며, 각 역할군 별로 유기적으로 연결되어 나온 결과가 아니다.</text:p>
            </text:list-header>
          </text:list>
          <text:p text:style-name="P24"/>
          <text:p text:style-name="P21"/>
        </text:list-item>
      </text:list>
      <text:p text:style-name="P3"><text:span text:style-name="T7">6. </text:span>결론</text:p>
      <text:p text:style-name="P3"><text:span text:style-name="T7">7. </text:span>한계</text:p>
      <text:p text:style-name="P3"><text:span text:style-name="T7">8. </text:span>참고자료</text:p>
      <text:p text:style-name="P3"><text:span text:style-name="T7">9. </text:span>참여인원</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KR" svg:font-family="'Noto Sans CJK KR'" style:font-family-generic="system" style:font-pitch="variable"/>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oto Serif CJK KR" fo:font-size="12pt" fo:language="en" fo:country="US" style:letter-kerning="true" style:font-name-asian="Noto Serif CJK KR1" style:font-size-asian="10.5pt" style:language-asian="ko" style:country-asian="KR"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CJK KR" fo:font-size="12pt" fo:language="en" fo:country="US" style:letter-kerning="true" style:font-name-asian="Noto Serif CJK KR1" style:font-size-asian="10.5pt" style:language-asian="ko" style:country-asian="KR"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KR" style:font-family-asian="'Noto Sans CJK K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1T10:32:54.116959538</meta:creation-date>
    <dc:date>2024-03-25T16:07:48.012512060</dc:date>
    <meta:editing-duration>PT2H18M10S</meta:editing-duration>
    <meta:editing-cycles>19</meta:editing-cycles>
    <meta:generator>LibreOffice/7.3.7.2$Linux_X86_64 LibreOffice_project/30$Build-2</meta:generator>
    <meta:document-statistic meta:table-count="0" meta:image-count="0" meta:object-count="0" meta:page-count="2" meta:paragraph-count="56" meta:word-count="2529" meta:character-count="3515" meta:non-whitespace-character-count="2678"/>
  </office:meta>
</office:document-meta>
</file>